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eelawadee" svg:font-family="Leelawadee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eelawadee" fo:font-weight="bold" officeooo:rsid="001b5ba4" officeooo:paragraph-rsid="001b5ba4" style:font-weight-asian="bold" style:font-weight-complex="bold"/>
    </style:style>
    <style:style style:name="P2" style:family="paragraph" style:parent-style-name="Standard">
      <style:text-properties style:font-name="Leelawadee" fo:font-weight="bold" officeooo:rsid="001c52a3" officeooo:paragraph-rsid="001c52a3" style:font-weight-asian="bold" style:font-weight-complex="bold"/>
    </style:style>
    <style:style style:name="P3" style:family="paragraph" style:parent-style-name="Standard">
      <style:text-properties style:font-name="Leelawadee" fo:font-weight="bold" officeooo:rsid="00230364" officeooo:paragraph-rsid="00230364" style:font-weight-asian="bold" style:font-weight-complex="bold"/>
    </style:style>
    <style:style style:name="P4" style:family="paragraph" style:parent-style-name="Standard">
      <style:text-properties style:font-name="Leelawadee" fo:font-weight="normal" officeooo:rsid="001b5ba4" officeooo:paragraph-rsid="001b5ba4" style:font-weight-asian="normal" style:font-weight-complex="normal"/>
    </style:style>
    <style:style style:name="P5" style:family="paragraph" style:parent-style-name="Standard">
      <style:text-properties style:font-name="Leelawadee" fo:font-weight="normal" officeooo:rsid="00230364" officeooo:paragraph-rsid="00230364" style:font-weight-asian="normal" style:font-weight-complex="normal"/>
    </style:style>
    <style:style style:name="P6" style:family="paragraph" style:parent-style-name="Standard">
      <style:text-properties style:font-name="Leelawadee" style:text-underline-style="solid" style:text-underline-width="auto" style:text-underline-color="font-color" fo:font-weight="bold" officeooo:rsid="001b5ba4" officeooo:paragraph-rsid="001b5ba4" style:font-weight-asian="bold" style:font-weight-complex="bold"/>
    </style:style>
    <style:style style:name="P7" style:family="paragraph" style:parent-style-name="Standard">
      <style:text-properties style:font-name="Leelawadee" style:text-underline-style="none" fo:font-weight="normal" officeooo:rsid="001b5ba4" officeooo:paragraph-rsid="001b5ba4" style:font-weight-asian="normal" style:font-weight-complex="normal"/>
    </style:style>
    <style:style style:name="P8" style:family="paragraph" style:parent-style-name="Standard">
      <style:text-properties style:font-name="Leelawadee" style:text-underline-style="none" fo:font-weight="normal" officeooo:rsid="001c52a3" officeooo:paragraph-rsid="001c52a3" style:font-weight-asian="normal" style:font-weight-complex="normal"/>
    </style:style>
    <style:style style:name="P9" style:family="paragraph" style:parent-style-name="Standard">
      <style:text-properties style:font-name="Leelawadee" style:text-underline-style="none" fo:font-weight="normal" officeooo:rsid="001cd2e1" officeooo:paragraph-rsid="001cd2e1" style:font-weight-asian="normal" style:font-weight-complex="normal"/>
    </style:style>
    <style:style style:name="P10" style:family="paragraph" style:parent-style-name="Standard">
      <style:text-properties style:font-name="Leelawadee" style:text-underline-style="none" fo:font-weight="normal" officeooo:rsid="001d0685" officeooo:paragraph-rsid="001d0685" style:font-weight-asian="normal" style:font-weight-complex="normal"/>
    </style:style>
    <style:style style:name="P11" style:family="paragraph" style:parent-style-name="Standard">
      <style:text-properties style:font-name="Leelawadee" style:text-underline-style="none" fo:font-weight="normal" officeooo:rsid="001ebdf0" officeooo:paragraph-rsid="001ebdf0" style:font-weight-asian="normal" style:font-weight-complex="normal"/>
    </style:style>
    <style:style style:name="P12" style:family="paragraph" style:parent-style-name="Standard">
      <style:text-properties style:font-name="Leelawadee" style:text-underline-style="none" fo:font-weight="normal" officeooo:rsid="0021c80e" officeooo:paragraph-rsid="0021c80e" style:font-weight-asian="normal" style:font-weight-complex="normal"/>
    </style:style>
    <style:style style:name="P13" style:family="paragraph" style:parent-style-name="Standard">
      <style:text-properties style:font-name="Leelawadee" style:text-underline-style="none" fo:font-weight="bold" officeooo:rsid="001b5ba4" officeooo:paragraph-rsid="001b5ba4" style:font-weight-asian="bold" style:font-weight-complex="bold"/>
    </style:style>
    <style:style style:name="P14" style:family="paragraph" style:parent-style-name="Standard">
      <style:text-properties style:font-name="Leelawadee" fo:font-weight="normal" officeooo:rsid="001b5ba4" officeooo:paragraph-rsid="001b5ba4" style:font-weight-asian="normal" style:font-weight-complex="normal"/>
    </style:style>
    <style:style style:name="P15" style:family="paragraph" style:parent-style-name="Standard">
      <style:text-properties style:font-name="Leelawadee" fo:font-weight="normal" officeooo:rsid="002388fb" officeooo:paragraph-rsid="002388fb" style:font-weight-asian="normal" style:font-weight-complex="normal"/>
    </style:style>
    <style:style style:name="P16" style:family="paragraph" style:parent-style-name="Standard">
      <style:text-properties style:font-name="Leelawadee" fo:font-weight="normal" officeooo:rsid="002388fb" officeooo:paragraph-rsid="002aa04a" style:font-weight-asian="normal" style:font-weight-complex="normal"/>
    </style:style>
    <style:style style:name="P17" style:family="paragraph" style:parent-style-name="Standard">
      <style:text-properties style:font-name="Leelawadee" fo:font-weight="normal" officeooo:rsid="002643b9" officeooo:paragraph-rsid="002643b9" style:font-weight-asian="normal" style:font-weight-complex="normal"/>
    </style:style>
    <style:style style:name="P18" style:family="paragraph" style:parent-style-name="Standard">
      <style:text-properties style:font-name="Leelawadee" fo:font-weight="bold" officeooo:rsid="002388fb" officeooo:paragraph-rsid="002388fb" style:font-weight-asian="bold" style:font-weight-complex="bold"/>
    </style:style>
    <style:style style:name="P19" style:family="paragraph" style:parent-style-name="Standard">
      <style:text-properties style:font-name="Leelawadee" fo:font-weight="bold" officeooo:rsid="002643b9" officeooo:paragraph-rsid="002643b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b67ba" style:font-weight-asian="normal" style:font-weight-complex="normal"/>
    </style:style>
    <style:style style:name="T4" style:family="text">
      <style:text-properties style:text-underline-style="none" fo:font-weight="normal" officeooo:rsid="001cd2e1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de8ab"/>
    </style:style>
    <style:style style:name="T8" style:family="text">
      <style:text-properties officeooo:rsid="0021c80e"/>
    </style:style>
    <style:style style:name="T9" style:family="text">
      <style:text-properties officeooo:rsid="00231617"/>
    </style:style>
    <style:style style:name="T10" style:family="text">
      <style:text-properties officeooo:rsid="00284ee5"/>
    </style:style>
    <style:style style:name="T11" style:family="text">
      <style:text-properties officeooo:rsid="002aa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/Coûts :</text:p>
      <text:p text:style-name="P6"/>
      <text:p text:style-name="P7">Thermique = <text:span text:style-name="T1">560</text:span></text:p>
      <text:p text:style-name="P7"/>
      <text:p text:style-name="P7">Nucléaire = <text:span text:style-name="T1">12</text:span></text:p>
      <text:p text:style-name="P7"/>
      <text:p text:style-name="P7">Éolien = <text:span text:style-name="T1">11</text:span></text:p>
      <text:p text:style-name="P7"/>
      <text:p text:style-name="P7">Solaire = <text:span text:style-name="T1">27</text:span></text:p>
      <text:p text:style-name="P7"/>
      <text:p text:style-name="P7">Hydraulique = <text:span text:style-name="T1">24</text:span></text:p>
      <text:p text:style-name="P7"/>
      <text:p text:style-name="P7">Bioénergie = <text:span text:style-name="T1">230</text:span></text:p>
      <text:p text:style-name="P13"/>
      <text:p text:style-name="P6">2/Régions :</text:p>
      <text:p text:style-name="P6"/>
      <text:p text:style-name="P7">Île-de-France = <text:span text:style-name="T1">1</text:span><text:line-break/>Centre-Val_de_Loire = <text:span text:style-name="T1">2</text:span><text:line-break/>Bourgogne-Franche-Comté = <text:span text:style-name="T1">3</text:span><text:line-break/>Normandie = <text:span text:style-name="T1">4</text:span><text:line-break/>Hauts-de-France = <text:span text:style-name="T1">5</text:span><text:line-break/>Grand_Est = <text:span text:style-name="T1">6</text:span><text:line-break/>Pays_de_la_Loire = <text:span text:style-name="T1">7</text:span><text:line-break/>Bretagne = <text:span text:style-name="T1">8</text:span><text:line-break/>Nouvelle-Aquitaine = <text:span text:style-name="T1">9</text:span><text:line-break/>Occitanie = <text:span text:style-name="T1">10</text:span><text:line-break/>Auvergne-Rhône-Alpes = <text:span text:style-name="T1">11</text:span><text:line-break/>Provence-Alpes-Côte_d'Azur = <text:span text:style-name="T1">12</text:span></text:p>
      <text:p text:style-name="P7"/>
      <text:p text:style-name="P6">3/ Exemple de Tâche :</text:p>
      <text:p text:style-name="P7"/>
      <text:p text:style-name="P7"/>
      <text:p text:style-name="P6"><text:span text:style-name="T2">1 Grokalkul 8 <text:s/>→ Nom de tâche « Grokalkul » ; commence à 8h<text:line-break/>1 1 0 <text:s text:c="14"/>→ Du 01/01 à 00:00 </text:span><text:span text:style-name="T3">(JJ/MM)</text:span><text:span text:style-name="T2"><text:line-break/>6 1 14 <text:s text:c="12"/>→ Au 01/06 à 14:00 </text:span><text:span text:style-name="T3">(JJ/MM)</text:span><text:span text:style-name="T2"><text:line-break/>300 400 4 <text:s text:c="6"/>→ Émission moyenne</text:span><text:span text:style-name="T4">*</text:span><text:span text:style-name="T2"> ≤ 300; Coût marginal &lt; 400, seulement moyens &gt; 4 % <text:line-break/>20 5 <text:s text:c="15"/>→ Si région importe +20 % ne pas tenir compte; ne pas planifier si France <text:tab/> <text:s text:c="9"/>importe + 5 %<text:line-break/>1 2 3 4 5 6 <text:s text:c="5"/>→ Limité aux régions 1-6 incluse.</text:span></text:p>
      <text:p text:style-name="P7"/>
      <text:p text:style-name="P9">Émission moyenne = Coût moyen </text:p>
      <text:p text:style-name="P9"/>
      <text:p text:style-name="P10">Pour calculer le coût moyen : faire%de production * le coût de cette production et additionner <text:span text:style-name="T7">le tout.</text:span></text:p>
      <text:p text:style-name="P7"/>
      <text:p text:style-name="P7"/>
      <text:p text:style-name="P2"><text:span text:style-name="T5">Notes </text:span>:</text:p>
      <text:p text:style-name="P2"/>
      <text:p text:style-name="P8">Échanges physiques = Importation/ Exportation (si positif importation sinon exportation)</text:p>
      <text:p text:style-name="P8"><text:soft-page-break/></text:p>
      <text:p text:style-name="P8"><text:span text:style-name="T6">Coût</text:span><text:span text:style-name="T5"> </text:span><text:span text:style-name="T6">marginal </text:span><text:span text:style-name="T5">:</text:span> Thermique → Bioénergie → Solaire → Hydraulique → Nucléaire →Éolien </text:p>
      <text:p text:style-name="P8"><text:tab/><text:tab/>560<text:tab/>230<text:tab/> <text:s text:c="5"/>27 <text:s text:c="14"/>24<text:tab/><text:tab/>12 <text:s text:c="10"/>11</text:p>
      <text:p text:style-name="P8"/>
      <text:p text:style-name="P12">EX : coût marginal = 4 %</text:p>
      <text:p text:style-name="P8"/>
      <text:p text:style-name="P11">Si thermique &gt; 4 %, alors coût marginal = 560, sinon si bioénergie &gt;4% <text:s/>alors coût marginal = 230, <text:span text:style-name="T8">sinon si solaire &gt; 4 % alors coût = 27,etc...</text:span></text:p>
      <text:p text:style-name="P1"/>
      <text:p text:style-name="P1">1/ lire les productions</text:p>
      <text:p text:style-name="P1">2/ en faire un pourcentage</text:p>
      <text:p text:style-name="P1">3/ trouver le coût moyen </text:p>
      <text:p text:style-name="P1">4/ ajouter dans la liste si le coût moyen est inférieur à un nombre donné.</text:p>
      <text:p text:style-name="P4"/>
      <text:p text:style-name="P3">Comment calculer le pourcentage d’échange physique :</text:p>
      <text:p text:style-name="P4"/>
      <text:p text:style-name="P3">Si négatif :</text:p>
      <text:p text:style-name="P5"/>
      <text:p text:style-name="P4">18 456 = 100</text:p>
      <text:p text:style-name="P4">5802 <text:s text:c="2"/>= ? <text:s/>(production + échange physique)</text:p>
      <text:p text:style-name="P4"/>
      <text:p text:style-name="P4">(5802 * 100) / 18456 = 31,43 &lt;=&gt; 31,43 - 100 = -68,57 %</text:p>
      <text:p text:style-name="P4"/>
      <text:p text:style-name="P1">S<text:span text:style-name="T9">i positif :</text:span></text:p>
      <text:p text:style-name="P4"/>
      <text:p text:style-name="P4">19828 = 100</text:p>
      <text:p text:style-name="P4">18738 = ?</text:p>
      <text:p text:style-name="P4"/>
      <text:p text:style-name="P4">(18738 * 100) / 19828 = 94,502%</text:p>
      <text:p text:style-name="P4"/>
      <text:p text:style-name="P4"/>
      <text:p text:style-name="P15"/>
      <text:p text:style-name="P15"/>
      <text:p text:style-name="P18">A faire :</text:p>
      <text:p text:style-name="P15"/>
      <text:p text:style-name="P16">- Créer une fonction pourcentage qui calcule le taux de production (ajouter un booléen pour l’importation/exportation).</text:p>
      <text:p text:style-name="P16"/>
      <text:p text:style-name="P16">-<text:span text:style-name="T11">V</text:span>érifier si le taux d’importation est &gt; au taux maximal <text:span text:style-name="T10">autorisé</text:span>. Si c’est le cas, ne pas retenir la région.</text:p>
      <text:p text:style-name="P15"/>
      <text:p text:style-name="P15">- Calculer le coût moyen. S’il est au dessus du coût maximal, ne pas retenir la région.</text:p>
      <text:p text:style-name="P15"/>
      <text:p text:style-name="P15">- Calculer le taux d’importation national, (somme des exportation/importation, somme des productions et pourcentage de cette somme de productions). <text:span text:style-name="T10">Si le taux est &gt; au taux autorisé, on reporte la tâche.</text:span></text:p>
      <text:p text:style-name="P15"/>
      <text:p text:style-name="P15"/>
      <text:p text:style-name="P19">Pour plus tard : </text:p>
      <text:p text:style-name="P19"/>
      <text:p text:style-name="P17"><text:soft-page-break/>Faire les différentes méthodes d’exécu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eelawadee" svg:font-family="Leelawadee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7T20:12:11.146000000</dc:date>
    <meta:editing-duration>PT1H41M4S</meta:editing-duration>
    <meta:editing-cycles>20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39" meta:word-count="411" meta:character-count="2285" meta:non-whitespace-character-count="1807"/>
  </office:meta>
</office:document-meta>
</file>